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td2-ali-bouyakhsass"/>TD2 (ALI BOUYAKHSASS)</text:h>
      <text:p text:style-name="Text_20_body"/>
      <text:h text:style-name="Heading_20_2" text:outline-level="2"><text:bookmark-start text:name="exercice-1"/>Exercice 1</text:h>
      <text:p text:style-name="Text_20_body"/>
      <text:p text:style-name="Source_20_Code"><text:span text:style-name="NormalTok">SUM</text:span><text:line-break/><text:line-break/><text:span text:style-name="NormalTok">Var </text:span><text:line-break/><text:span text:style-name="NormalTok">a, b: Entiers</text:span><text:line-break/><text:line-break/><text:span text:style-name="NormalTok">Debut</text:span><text:line-break/><text:span text:style-name="NormalTok">Ecrire("Entrer le 1er nombre: ")</text:span><text:line-break/><text:span text:style-name="NormalTok">Lire(a)</text:span><text:line-break/><text:span text:style-name="NormalTok">Ecrire("Entrer le 2eme nombre: ")</text:span><text:line-break/><text:span text:style-name="NormalTok">Lire(b)</text:span><text:line-break/><text:span text:style-name="NormalTok">a := a + b</text:span><text:line-break/><text:span text:style-name="NormalTok">Ecrire("La somme est: ", a)</text:span><text:line-break/><text:span text:style-name="NormalTok">Fin</text:span><text:bookmark-end text:name="exercice-1"/></text:p>
      <text:h text:style-name="Heading_20_2" text:outline-level="2"><text:bookmark-start text:name="exercice-2"/>Exercice 2</text:h>
      <text:p text:style-name="Text_20_body"/>
      <text:p text:style-name="Source_20_Code"><text:span text:style-name="NormalTok">MIN2SEC</text:span><text:line-break/><text:line-break/><text:span text:style-name="NormalTok">Const </text:span><text:line-break/><text:span text:style-name="NormalTok">FACTEUR = 60 : Entier</text:span><text:line-break/><text:line-break/><text:span text:style-name="NormalTok">Var </text:span><text:line-break/><text:span text:style-name="NormalTok">inp : Entier</text:span><text:line-break/><text:line-break/><text:span text:style-name="NormalTok">Debut</text:span><text:line-break/><text:span text:style-name="NormalTok">Ecrire("Enter les minutes: ")</text:span><text:line-break/><text:span text:style-name="NormalTok">Lire(inp)</text:span><text:line-break/><text:span text:style-name="NormalTok">Ecrire(inp, "mins = ", inp * FACTEUR, "secs")</text:span><text:line-break/><text:span text:style-name="NormalTok">Fin</text:span><text:bookmark-end text:name="exercice-2"/></text:p>
      <text:p text:style-name="Source_20_Code"><text:span text:style-name="NormalTok"/></text:p>
      <text:p text:style-name="Source_20_Code"><text:span text:style-name="NormalTok"/></text:p>
      <text:p text:style-name="Source_20_Code"><text:soft-page-break/><text:span text:style-name="NormalTok"/></text:p>
      <text:h text:style-name="Heading_20_2" text:outline-level="2"><text:bookmark-start text:name="exercice-3"/>Exercice 3</text:h>
      <text:p text:style-name="Text_20_body"/>
      <text:p text:style-name="Source_20_Code"><text:span text:style-name="NormalTok">AIRE</text:span><text:line-break/><text:line-break/><text:span text:style-name="NormalTok">Const</text:span><text:line-break/><text:span text:style-name="NormalTok">PI = 3.14 : Reel</text:span><text:line-break/><text:line-break/><text:span text:style-name="NormalTok">Var</text:span><text:line-break/><text:span text:style-name="NormalTok">inp : Reel</text:span><text:line-break/><text:line-break/><text:span text:style-name="NormalTok">Debut</text:span><text:line-break/><text:span text:style-name="NormalTok">Ecrire("Enter le rayon: ")</text:span><text:line-break/><text:span text:style-name="NormalTok">Lire(r)</text:span><text:line-break/><text:span text:style-name="NormalTok">inp := inp^2 * PI</text:span><text:line-break/><text:span text:style-name="NormalTok">Fin</text:span><text:bookmark-end text:name="exercice-3"/></text:p>
      <text:p text:style-name="Source_20_Code"><text:span text:style-name="NormalTok"/></text:p>
      <text:h text:style-name="Heading_20_2" text:outline-level="2"><text:bookmark-start text:name="exercice-4"/>Exercice 4</text:h>
      <text:p text:style-name="Text_20_body"/>
      <text:p text:style-name="Source_20_Code"><text:span text:style-name="NormalTok">MOYENNE</text:span><text:line-break/><text:line-break/><text:span text:style-name="NormalTok">Const</text:span><text:line-break/><text:span text:style-name="NormalTok">NB_NOTES = 3 : Reel</text:span><text:line-break/><text:line-break/><text:span text:style-name="NormalTok">Var</text:span><text:line-break/><text:span text:style-name="NormalTok">a, b, c : Reel</text:span><text:line-break/><text:line-break/><text:span text:style-name="NormalTok">Debut</text:span><text:line-break/><text:span text:style-name="NormalTok">Ecrire("Enter la 1ere note: ")</text:span><text:line-break/><text:span text:style-name="NormalTok">Lire(a)</text:span><text:line-break/><text:span text:style-name="NormalTok">Ecrire("Enter la 2eme note: ")</text:span><text:line-break/><text:span text:style-name="NormalTok">Lire(b)</text:span><text:line-break/><text:span text:style-name="NormalTok">Ecrire("Enter la 3eme note: ")</text:span><text:line-break/><text:span text:style-name="NormalTok">Lire(c)</text:span><text:line-break/><text:span text:style-name="NormalTok">a := (a + b + c) / NB_NOTES</text:span><text:line-break/><text:span text:style-name="NormalTok">Ecrire("La moyenne est: ", a)</text:span><text:line-break/><text:span text:style-name="NormalTok">Fin</text:span><text:bookmark-end text:name="td2-ali-bouyakhsass"/><text:bookmark-end text:name="exercice-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8:27:36</meta:creation-date>
    <dc:date>2025-09-21T20:07:00.999967284</dc:date>
    <meta:generator>LibreOffice/25.8.1.1$Linux_X86_64 LibreOffice_project/580$Build-1</meta:generator>
    <meta:editing-duration>PT9M43S</meta:editing-duration>
    <meta:editing-cycles>3</meta:editing-cycles>
    <meta:print-date>2025-09-21T20:06:21.018162296</meta:print-date>
    <meta:printed-by>PDF files</meta:printed-by>
    <meta:document-statistic meta:table-count="0" meta:image-count="0" meta:object-count="0" meta:page-count="2" meta:paragraph-count="9" meta:word-count="136" meta:character-count="718" meta:non-whitespace-character-count="577"/>
    <meta:user-defined meta:name="AppVersion">12.0000</meta:user-defined>
    <meta:template xlink:type="simple" xlink:actuate="onRequest" xlink:title="Normal.dotm" xlink:href=""/>
  </office:meta>
</office:document-meta>
</file>